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URW Bookman L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URW Bookman L"/>
    </style:style>
    <style:style style:name="P4" style:family="paragraph" style:parent-style-name="Text_20_body" style:list-style-name="L2">
      <style:text-properties style:font-name="URW Bookman L"/>
    </style:style>
    <style:style style:name="P5" style:family="paragraph" style:parent-style-name="Text_20_body" style:list-style-name="L3">
      <style:text-properties style:font-name="URW Bookman L"/>
    </style:style>
    <style:style style:name="P6" style:family="paragraph" style:parent-style-name="Text_20_body" style:list-style-name="L4">
      <style:text-properties style:font-name="URW Bookman L"/>
    </style:style>
    <style:style style:name="P7" style:family="paragraph" style:parent-style-name="Text_20_body" style:list-style-name="L5">
      <style:text-properties style:font-name="URW Bookman L"/>
    </style:style>
    <style:style style:name="P8" style:family="paragraph" style:parent-style-name="Text_20_body" style:list-style-name="L6">
      <style:text-properties style:font-name="URW Bookman L"/>
    </style:style>
    <style:style style:name="P9" style:family="paragraph" style:parent-style-name="Text_20_body" style:list-style-name="L7">
      <style:text-properties style:font-name="URW Bookman L"/>
    </style:style>
    <style:style style:name="P10" style:family="paragraph" style:parent-style-name="Text_20_body" style:list-style-name="L8">
      <style:text-properties style:font-name="URW Bookman L"/>
    </style:style>
    <style:style style:name="P11" style:family="paragraph" style:parent-style-name="Text_20_body" style:list-style-name="L9">
      <style:paragraph-properties fo:text-align="start" style:justify-single-word="false"/>
      <style:text-properties style:font-name="URW Bookman L"/>
    </style:style>
    <style:style style:name="P12" style:family="paragraph" style:parent-style-name="Text_20_body">
      <style:paragraph-properties fo:text-align="start" style:justify-single-word="false"/>
      <style:text-properties style:font-name="URW Bookman L" fo:font-size="16pt" officeooo:paragraph-rsid="0018e93b" style:font-size-asian="14pt" style:font-size-complex="16pt"/>
    </style:style>
    <style:style style:name="P13" style:family="paragraph" style:parent-style-name="Text_20_body" style:list-style-name="L1">
      <style:paragraph-properties fo:margin-top="0cm" fo:margin-bottom="0cm"/>
    </style:style>
    <style:style style:name="P14" style:family="paragraph" style:parent-style-name="Text_20_body" style:list-style-name="L2">
      <style:paragraph-properties fo:margin-top="0cm" fo:margin-bottom="0cm"/>
      <style:text-properties style:font-name="URW Bookman L"/>
    </style:style>
    <style:style style:name="P15" style:family="paragraph" style:parent-style-name="Text_20_body" style:list-style-name="L3">
      <style:paragraph-properties fo:margin-top="0cm" fo:margin-bottom="0cm"/>
      <style:text-properties style:font-name="URW Bookman L"/>
    </style:style>
    <style:style style:name="P16" style:family="paragraph" style:parent-style-name="Text_20_body" style:list-style-name="L4">
      <style:paragraph-properties fo:margin-top="0cm" fo:margin-bottom="0cm"/>
      <style:text-properties style:font-name="URW Bookman L"/>
    </style:style>
    <style:style style:name="P17" style:family="paragraph" style:parent-style-name="Text_20_body" style:list-style-name="L5">
      <style:paragraph-properties fo:margin-top="0cm" fo:margin-bottom="0cm"/>
      <style:text-properties style:font-name="URW Bookman L"/>
    </style:style>
    <style:style style:name="P18" style:family="paragraph" style:parent-style-name="Text_20_body" style:list-style-name="L6">
      <style:paragraph-properties fo:margin-top="0cm" fo:margin-bottom="0cm"/>
      <style:text-properties style:font-name="URW Bookman L"/>
    </style:style>
    <style:style style:name="P19" style:family="paragraph" style:parent-style-name="Text_20_body" style:list-style-name="L7">
      <style:paragraph-properties fo:margin-top="0cm" fo:margin-bottom="0cm"/>
      <style:text-properties style:font-name="URW Bookman L"/>
    </style:style>
    <style:style style:name="P20" style:family="paragraph" style:parent-style-name="Text_20_body" style:list-style-name="L9">
      <style:paragraph-properties fo:margin-top="0cm" fo:margin-bottom="0cm" fo:text-align="start" style:justify-single-word="false"/>
      <style:text-properties style:font-name="URW Bookman L"/>
    </style:style>
    <style:style style:name="P21" style:family="paragraph" style:parent-style-name="Heading_20_2">
      <style:text-properties style:font-name="URW Bookman L"/>
    </style:style>
    <style:style style:name="P22" style:family="paragraph" style:parent-style-name="Heading_20_2">
      <style:paragraph-properties fo:text-align="start" style:justify-single-word="false"/>
      <style:text-properties style:font-name="URW Bookman L" officeooo:paragraph-rsid="0018e93b"/>
    </style:style>
    <style:style style:name="P23" style:family="paragraph" style:parent-style-name="Heading_20_2">
      <style:paragraph-properties fo:text-align="start" style:justify-single-word="false"/>
      <style:text-properties style:font-name="URW Bookman L" fo:font-size="16pt" officeooo:paragraph-rsid="0018e93b" style:font-size-asian="14pt" style:font-size-complex="16pt"/>
    </style:style>
    <style:style style:name="P24" style:family="paragraph" style:parent-style-name="Heading_20_2">
      <style:paragraph-properties fo:break-before="page"/>
      <style:text-properties style:font-name="URW Bookman L"/>
    </style:style>
    <style:style style:name="P25" style:family="paragraph" style:parent-style-name="Heading_20_2" style:list-style-name="">
      <style:paragraph-properties fo:break-before="page"/>
      <style:text-properties style:font-name="URW Bookman L"/>
    </style:style>
    <style:style style:name="P26" style:family="paragraph" style:parent-style-name="Heading_20_1">
      <style:paragraph-properties fo:text-align="center" style:justify-single-word="false"/>
      <style:text-properties style:font-name="URW Bookman L" officeooo:paragraph-rsid="0018e93b"/>
    </style:style>
    <style:style style:name="P27" style:family="paragraph" style:parent-style-name="Heading_20_1">
      <style:paragraph-properties fo:line-height="100%" fo:text-align="center" style:justify-single-word="false"/>
      <style:text-properties style:font-name="URW Bookman L" officeooo:paragraph-rsid="0019d2c8"/>
    </style:style>
    <style:style style:name="P28" style:family="paragraph" style:parent-style-name="Heading_20_1">
      <style:paragraph-properties fo:text-align="center" style:justify-single-word="false" fo:break-before="page"/>
      <style:text-properties style:font-name="URW Bookman L" officeooo:paragraph-rsid="0018e93b"/>
    </style:style>
    <style:style style:name="P29" style:family="paragraph" style:parent-style-name="Heading_20_3">
      <style:text-properties style:font-name="URW Bookman L"/>
    </style:style>
    <style:style style:name="T1" style:family="text">
      <style:text-properties officeooo:rsid="0018e93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7" text:outline-level="1"/>
      <text:h text:style-name="P27" text:outline-level="1">Project Overview Statement –</text:h>
      <text:h text:style-name="P27" text:outline-level="1"><text:span text:style-name="T1"><text:s/>Správce dokumentů</text:span></text:h>
      <text:h text:style-name="P22" text:outline-level="2"><text:span text:style-name="T1"/></text:h>
      <text:h text:style-name="P22" text:outline-level="2"><text:span text:style-name="T1"/></text:h>
      <text:h text:style-name="P22" text:outline-level="2"><text:span text:style-name="T1"/></text:h>
      <text:h text:style-name="P23" text:outline-level="2"><text:span text:style-name="T1"/></text:h>
      <text:p text:style-name="P12"><text:span text:style-name="T1"/></text:p>
      <text:h text:style-name="P22" text:outline-level="2"><text:span text:style-name="T1">Členové týmu</text:span></text:h>
      <text:list xml:id="list652689212" text:style-name="L9">
        <text:list-item>
          <text:p text:style-name="P20">Okruhlicová Věra </text:p>
        </text:list-item>
        <text:list-item>
          <text:p text:style-name="P20">Dyrčík Filip </text:p>
        </text:list-item>
        <text:list-item>
          <text:p text:style-name="P20">Messner Petr </text:p>
        </text:list-item>
        <text:list-item>
          <text:p text:style-name="P20">Svojtka Jiří </text:p>
        </text:list-item>
        <text:list-item>
          <text:p text:style-name="P20">Vančák Ondřej </text:p>
        </text:list-item>
        <text:list-item>
          <text:p text:style-name="P11">Vrba Michal </text:p>
        </text:list-item>
      </text:list>
      <text:h text:style-name="P25" text:outline-level="2">Zadání projektu</text:h>
      <text:section text:style-name="Sect1" text:name="wiki-content">
        <text:section text:style-name="Sect1" text:name="wiki-body">
          <text:section text:style-name="Sect1" text:name="template">
            <text:p text:style-name="P3">Správce dokumentů – desktopový prohlížeč a organizátor elektronických knih</text:p>
            <text:h text:style-name="P21" text:outline-level="2">Cíle a obsah projektu</text:h>
            <text:p text:style-name="P3">Cílem našeho projektu je vytvoření sofistikované aplikace s příjemným a minimalistickým grafickým rozhraním, které bude přehledné a snadno ovladatelné. Program bude spravovat knihy ve virtuální interní struktuře, a tedy nebude docházet k nežádoucímu kopírování dokumentu do speciálního programového adresáře po přídání knihy do správy. Uživatel bude mít možnost dokumenty různých formátů (typicky pdf, doc, txt, pdb, lit, epub - běžné typy E-Booků) otevírat, upravovat a ukládat pomocí nainstalovaných externích aplikací. V případě chybějící podpory daného formátu bude uživatel odkázán od složky s konkrétním dokumentem. Uživatel si bude moci informace o nahraných dokumentech upravovat - vytvářet listy knih se stejným autorem, žánrem, opatřovat knihy tagy (štítky). Program bude schopen z internetu stahovat obaly knih podle ISBN a pak jejich náhledy zobrazit. Uživatel si bude moci vytvořit seznam knih (Wishlist), o které má zájem a stáhnout si je, až budou vydány.</text:p>
            <text:h text:style-name="P21" text:outline-level="2">Problémy a příležitosti</text:h>
            <text:list xml:id="list1538978758" text:style-name="L2">
              <text:list-item>
                <text:p text:style-name="P14">Nespolehlivost současných programů </text:p>
              </text:list-item>
              <text:list-item>
                <text:p text:style-name="P14">Ebooky jsou relativně novu formou knih </text:p>
              </text:list-item>
              <text:list-item>
                <text:p text:style-name="P4">Programy pro <text:span text:style-name="T1">správu</text:span> jsou většinou multifunkční - nespecializují se poze na ebooky </text:p>
              </text:list-item>
            </text:list>
            <text:h text:style-name="P21" text:outline-level="2">Akceptační kritéria (kritéria úspěchu)</text:h>
            <text:list xml:id="list1358903755" text:style-name="L3">
              <text:list-item>
                <text:p text:style-name="P15">Uživatelsky přívětivé a přehledné rozhraní </text:p>
              </text:list-item>
              <text:list-item>
                <text:p text:style-name="P15">Stabilita (po odstranění souboru přidaného do knihovny nebude hlásit chyby, jen oznámení o jeho neexistenci a tudíž odebrání z knihovny) </text:p>
              </text:list-item>
              <text:list-item>
                <text:p text:style-name="P15">Efektivita (zrychlení a zjednodušení správy knih) </text:p>
              </text:list-item>
              <text:list-item>
                <text:p text:style-name="P5">Obrázky do štítků </text:p>
              </text:list-item>
            </text:list>
            <text:h text:style-name="P21" text:outline-level="2"/>
            <text:h text:style-name="P24" text:outline-level="2">FURPS</text:h>
            <text:h text:style-name="P29" text:outline-level="3">Funkcionalita</text:h>
            <text:list xml:id="list1303737457" text:style-name="L4">
              <text:list-item>
                <text:p text:style-name="P16">Přidávání a odebírání dokumentů z programu </text:p>
              </text:list-item>
              <text:list-item>
                <text:p text:style-name="P16">Vytváření listů, přidávání a odebírání knih z listů, řazení knih </text:p>
              </text:list-item>
              <text:list-item>
                <text:p text:style-name="P16">Otevírání knih přes programy nainstalové na počítači uživatele, nebo do umístění soubory na počítači uživatele </text:p>
              </text:list-item>
              <text:list-item>
                <text:p text:style-name="P16">Zobrazování obalů knih přes ISBN </text:p>
              </text:list-item>
              <text:list-item>
                <text:p text:style-name="P16">Různé způsoby zobrazení knih v programu (seznam knih bez nebo s obrázky) </text:p>
              </text:list-item>
              <text:list-item>
                <text:p text:style-name="P6">Wishlist - knihy, o které má uživatel zájem </text:p>
              </text:list-item>
            </text:list>
            <text:h text:style-name="P29" text:outline-level="3">Užitečnost / Uživatelská použitelnost</text:h>
            <text:list xml:id="list499743964" text:style-name="L5">
              <text:list-item>
                <text:p text:style-name="P17">Od uživatele vyžadovány minimální nároky na ovládání počítače </text:p>
              </text:list-item>
              <text:list-item>
                <text:p text:style-name="P17">Uživatelské rozhraní intuitivně vede uživatele (nemusí studovat manuál) </text:p>
              </text:list-item>
              <text:list-item>
                <text:p text:style-name="P17">Program vhodný pro uzivatele, kteří se s podobnou aplikací nikdy nesetkali </text:p>
              </text:list-item>
              <text:list-item>
                <text:p text:style-name="P7">Přehledné uchovávání ebooků programem </text:p>
              </text:list-item>
            </text:list>
            <text:h text:style-name="P29" text:outline-level="3">Spolehlivost (Reliability)</text:h>
            <text:list xml:id="list1351876224" text:style-name="L6">
              <text:list-item>
                <text:p text:style-name="P18">Program bez chyb a rychle pracující </text:p>
              </text:list-item>
              <text:list-item>
                <text:p text:style-name="P18">Oddělena práce s virtuálními a fyzickými dokumenty </text:p>
              </text:list-item>
              <text:list-item>
                <text:p text:style-name="P8">Výpadek systému nepoškodí fyzické dokumenty </text:p>
              </text:list-item>
            </text:list>
            <text:h text:style-name="P29" text:outline-level="3">Výkon (Performance)</text:h>
            <text:list xml:id="list1497432278" text:style-name="L7">
              <text:list-item>
                <text:p text:style-name="P19">Program plynule pracuje s až 1000 knihami. </text:p>
              </text:list-item>
              <text:list-item>
                <text:p text:style-name="P19">Reaguje okamžitě na požadavky uživatele </text:p>
              </text:list-item>
              <text:list-item>
                <text:p text:style-name="P19">Program klade nízké nároky na systémové prostředky </text:p>
              </text:list-item>
              <text:list-item>
                <text:p text:style-name="P9">Neovlivňuje chod operačního systému </text:p>
              </text:list-item>
            </text:list>
            <text:h text:style-name="P29" text:outline-level="3">Rozšiřitelnost (Supportability)</text:h>
            <text:list xml:id="list1060858606" text:style-name="L8">
              <text:list-item>
                <text:p text:style-name="P10">Zdrojový kód programu přehledný a snadno rozšiřitelný o další funkce </text:p>
              </text:list-item>
            </text:list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ndrej </meta:initial-creator>
    <meta:creation-date>2011-10-02T20:02:42</meta:creation-date>
    <meta:document-statistic meta:table-count="0" meta:image-count="0" meta:object-count="0" meta:page-count="3" meta:paragraph-count="46" meta:word-count="417" meta:character-count="2833"/>
    <dc:date>2011-10-02T20:30:55</dc:date>
    <dc:creator>ondrej </dc:creator>
    <meta:editing-duration>PT00H11M56S</meta:editing-duration>
    <meta:editing-cycles>1</meta:editing-cycles>
    <meta:generator>OpenOffice.org/3.2$Unix OpenOffice.org_project/320m19$Build-9505</meta:generator>
  </office:meta>
</office:document-meta>
</file>